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D00000028784C7779B1F3427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imov" svg:font-family="Asimov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22.51mm" fo:break-before="auto" style:use-optimal-row-height="false"/>
    </style:style>
    <style:style style:name="ro2" style:family="table-row">
      <style:table-row-properties style:row-height="40.01mm" fo:break-before="auto" style:use-optimal-row-height="false"/>
    </style:style>
    <style:style style:name="ro3" style:family="table-row">
      <style:table-row-properties style:row-height="7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Arial Black" fo:font-size="34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42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color="#0088cc" style:font-name="Asimov" fo:font-size="38pt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name="Immagine 1" draw:style-name="gr1" draw:text-style-name="P1" svg:width="106.16mm" svg:height="14.09mm" svg:x="7.38mm" svg:y="4.88mm">
            <draw:image xlink:href="Pictures/100002010000012D00000028784C7779B1F3427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1013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 office:value-type="float" office:value="48" calcext:value-type="float" table:number-columns-spanned="3" table:number-rows-spanned="1">
            <text:p>48</text:p>
          </table:table-cell>
          <table:covered-table-cell table:number-columns-repeated="2" table:style-name="ce4"/>
          <table:table-cell table:style-name="ce8" office:value-type="string" calcext:value-type="string" table:number-columns-spanned="3" table:number-rows-spanned="1">
            <text:p>Tombola 48</text:p>
          </table:table-cell>
          <table:covered-table-cell table:number-columns-repeated="2" table:style-name="ce4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number-columns-repeated="2"/>
          <table:table-cell table:style-name="ce5" office:value-type="float" office:value="83" calcext:value-type="float">
            <text:p>83</text:p>
          </table:table-cell>
          <table:table-cell table:style-name="ce10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53" calcext:value-type="float">
            <text:p>53</text:p>
          </table:table-cell>
          <table:table-cell table:style-name="ce5"/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" calcext:value-type="float">
            <text:p>88</text:p>
          </table:table-cell>
          <table:table-cell table:style-name="ce10"/>
          <table:table-cell table:number-columns-repeated="1013"/>
        </table:table-row>
        <table:table-row table:style-name="ro2">
          <table:table-cell table:style-name="ce2"/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5" office:value-type="float" office:value="61" calcext:value-type="float">
            <text:p>61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10"/>
          <table:table-cell table:number-columns-repeated="1013"/>
        </table:table-row>
        <table:table-row table:style-name="ro3">
          <table:table-cell table:style-name="ce3"/>
          <table:table-cell table:style-name="ce6" table:number-columns-repeated="9"/>
          <table:table-cell table:style-name="ce11"/>
          <table:table-cell table:number-columns-repeated="1013"/>
        </table:table-row>
        <table:table-row table:style-name="ro2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imov" svg:font-family="Asimov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43:56.65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9:17:52.739000000</meta:creation-date>
    <meta:print-date>2018-04-18T09:40:14.540000000</meta:print-date>
    <dc:date>2018-04-18T09:44:30.399000000</dc:date>
    <meta:editing-duration>PT3M18S</meta:editing-duration>
    <meta:editing-cycles>3</meta:editing-cycles>
    <meta:generator>LibreOffice/5.2.1.2$Windows_x86 LibreOffice_project/31dd62db80d4e60af04904455ec9c9219178d620</meta:generator>
    <meta:document-statistic meta:table-count="1" meta:cell-count="17" meta:object-count="1"/>
  </office:meta>
</office:document-meta>
</file>